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3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name="ce55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2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2.I4"/>
    </style:style>
    <style:style style:name="ce5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3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3.I4"/>
    </style:style>
    <style:style style:name="ce5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4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6in" svg:y="6.10963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24" table:formula="of:=[.C3]-$$IT1H1" table:style-name="ce11">
            <text:p>24</text:p>
          </table:table-cell>
          <table:table-cell office:value-type="float" office:value="24" table:formula="of:=[.D3]-$$IT2H1" table:style-name="ce12">
            <text:p>24</text:p>
          </table:table-cell>
          <table:table-cell office:value-type="float" office:value="24" table:formula="of:=[.E3]-$$IT3H1" table:style-name="ce11">
            <text:p>24</text:p>
          </table:table-cell>
          <table:table-cell office:value-type="float" office:value="24" table:formula="of:=[.F3]-$$IT4H1" table:style-name="ce13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24" table:formula="of:=[.C5]-$$IT1H3" table:style-name="ce16">
            <text:p>24</text:p>
          </table:table-cell>
          <table:table-cell office:value-type="float" office:value="24" table:formula="of:=[.D5]-$$IT2H3" table:style-name="ce17">
            <text:p>24</text:p>
          </table:table-cell>
          <table:table-cell office:value-type="float" office:value="24" table:formula="of:=[.E5]-$$IT3H3" table:style-name="ce16">
            <text:p>24</text:p>
          </table:table-cell>
          <table:table-cell office:value-type="float" office:value="24" table:formula="of:=[.F5]-$$IT4H3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16" table:formula="of:=[.C9]-$$IT1H7" table:style-name="ce16">
            <text:p>16</text:p>
          </table:table-cell>
          <table:table-cell office:value-type="float" office:value="16" table:formula="of:=[.D9]-$$IT2H7" table:style-name="ce17">
            <text:p>16</text:p>
          </table:table-cell>
          <table:table-cell office:value-type="float" office:value="16" table:formula="of:=[.E9]-$$IT3H7" table:style-name="ce16">
            <text:p>16</text:p>
          </table:table-cell>
          <table:table-cell office:value-type="float" office:value="16" table:formula="of:=[.F9]-$$IT4H7" table:style-name="ce18">
            <text:p>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52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52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5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20" table:formula="of:=[.D17]-$$IT2H13" table:style-name="ce22">
            <text:p>20</text:p>
          </table:table-cell>
          <table:table-cell office:value-type="float" office:value="20" table:formula="of:=[.E17]-$$IT3H13" table:style-name="ce21">
            <text:p>20</text:p>
          </table:table-cell>
          <table:table-cell office:value-type="float" office:value="20" table:formula="of:=[.F17]-$$IT4H13" table:style-name="ce23">
            <text:p>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516" table:formula="of:=SUM([.D3:.D17])" table:style-name="ce1">
            <text:p>516</text:p>
          </table:table-cell>
          <table:table-cell office:value-type="float" office:value="516" table:formula="of:=SUM([.E3:.E17])" table:style-name="ce1">
            <text:p>516</text:p>
          </table:table-cell>
          <table:table-cell office:value-type="float" office:value="516" table:formula="of:=SUM([.F3:.F17])" table:style-name="ce1">
            <text:p>516</text:p>
          </table:table-cell>
          <table:table-cell office:value-type="float" office:value="516" table:formula="of:=SUM([.G3:.G17])" table:style-name="ce1">
            <text:p>516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Fenêtre principale et affichage</text:p>
          </table:table-cell>
          <table:table-cell office:value-type="string" table:style-name="ce28">
            <text:p>JJ</text:p>
          </table:table-cell>
          <table:table-cell table:style-name="ce28"/>
          <table:table-cell table:style-name="ce29"/>
          <table:table-cell office:value-type="float" office:value="9" table:style-name="ce29">
            <text:p>9</text:p>
          </table:table-cell>
          <table:table-cell table:style-name="ce24"/>
          <table:table-cell office:value-type="date" office:date-value="2018-03-06T00:00:00" table:style-name="ce53">
            <text:p>06-03-18</text:p>
          </table:table-cell>
          <table:table-cell office:value-type="float" office:value="0" table:style-name="ce54">
            <text:p>0</text:p>
          </table:table-cell>
          <table:table-cell office:value-type="float" office:value="24" table:formula="of:=[.$G$7]*(1-1/[.$I$12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Survol des articles</text:p>
          </table:table-cell>
          <table:table-cell office:value-type="string" table:style-name="ce28">
            <text:p>Mael Panouillot</text:p>
          </table:table-cell>
          <table:table-cell table:style-name="ce28"/>
          <table:table-cell table:style-name="ce29"/>
          <table:table-cell office:value-type="float" office:value="9" table:style-name="ce29">
            <text:p>9</text:p>
          </table:table-cell>
          <table:table-cell table:style-name="ce24"/>
          <table:table-cell office:value-type="date" office:date-value="2018-03-07T00:00:00" table:style-name="ce53">
            <text:p>07-03-18</text:p>
          </table:table-cell>
          <table:table-cell office:value-type="float" office:value="1" table:style-name="ce54">
            <text:p>1</text:p>
          </table:table-cell>
          <table:table-cell office:value-type="float" office:value="20.571428571428573" table:formula="of:=[.$G$7]*(1-1/[.$I$12]*[.J5])" table:style-name="ce31">
            <text:p>20,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,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Fenêtre spécifique à l'article</text:p>
          </table:table-cell>
          <table:table-cell office:value-type="string" table:style-name="ce28">
            <text:p>Phucy Pham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table:style-name="ce24"/>
          <table:table-cell office:value-type="date" office:date-value="2018-03-08T00:00:00" table:style-name="ce53">
            <text:p>08-03-18</text:p>
          </table:table-cell>
          <table:table-cell office:value-type="float" office:value="2" table:style-name="ce54">
            <text:p>2</text:p>
          </table:table-cell>
          <table:table-cell office:value-type="float" office:value="17.142857142857142" table:formula="of:=[.$G$7]*(1-1/[.$I$12]*[.J6])" table:style-name="ce31">
            <text:p>17,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,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6])" table:style-name="ce33">
            <text:p>0</text:p>
          </table:table-cell>
          <table:table-cell office:value-type="float" office:value="24" table:formula="of:=SUM([.G4:.G6])" table:style-name="ce33">
            <text:p>24</text:p>
          </table:table-cell>
          <table:table-cell table:style-name="ce24"/>
          <table:table-cell office:value-type="date" office:date-value="2018-03-09T00:00:00" table:style-name="ce53">
            <text:p>09-03-18</text:p>
          </table:table-cell>
          <table:table-cell office:value-type="float" office:value="3" table:style-name="ce54">
            <text:p>3</text:p>
          </table:table-cell>
          <table:table-cell office:value-type="float" office:value="13.714285714285714" table:formula="of:=[.$G$7]*(1-1/[.$I$12]*[.J7])" table:style-name="ce31">
            <text:p>13,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,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4"/>
          <table:table-cell office:value-type="date" office:date-value="2018-03-10T00:00:00" table:style-name="ce53">
            <text:p>10-03-18</text:p>
          </table:table-cell>
          <table:table-cell office:value-type="float" office:value="4" table:style-name="ce54">
            <text:p>4</text:p>
          </table:table-cell>
          <table:table-cell office:value-type="float" office:value="10.285714285714286" table:formula="of:=[.$G$7]*(1-1/[.$I$12]*[.J8])" table:style-name="ce31">
            <text:p>10,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8]+[.M8]" table:style-name="ce24">
            <text:p>20,28571429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11T00:00:00" table:style-name="ce53">
            <text:p>11-03-18</text:p>
          </table:table-cell>
          <table:table-cell office:value-type="float" office:value="5" table:style-name="ce54">
            <text:p>5</text:p>
          </table:table-cell>
          <table:table-cell office:value-type="float" office:value="6.8571428571428594" table:formula="of:=[.$G$7]*(1-1/[.$I$12]*[.J9])" table:style-name="ce31">
            <text:p>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9]+[.M9]" table:style-name="ce24">
            <text:p>11,85714286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18-03-12T00:00:00" table:style-name="ce53">
            <text:p>12-03-18</text:p>
          </table:table-cell>
          <table:table-cell office:value-type="float" office:value="6" table:style-name="ce54">
            <text:p>6</text:p>
          </table:table-cell>
          <table:table-cell office:value-type="float" office:value="3.4285714285714297" table:formula="of:=[.$G$7]*(1-1/[.$I$12]*[.J10])" table:style-name="ce31">
            <text:p>3,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0]+[.M10]" table:style-name="ce24">
            <text:p>3,428571429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table:number-columns-repeated="5" table:style-name="ce39"/>
          <table:table-cell table:style-name="ce24"/>
          <table:table-cell office:value-type="date" office:date-value="2018-03-13T00:00:00" table:style-name="ce53">
            <text:p>13-03-18</text:p>
          </table:table-cell>
          <table:table-cell office:value-type="float" office:value="7" table:style-name="ce54">
            <text:p>7</text:p>
          </table:table-cell>
          <table:table-cell office:value-type="float" office:value="0" table:formula="of:=[.$G$7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Sauvegarde des fichiers selon les chiffres données par le GUI</text:p>
          </table:table-cell>
          <table:table-cell office:value-type="string" table:style-name="ce28">
            <text:p>Sonia Malki</text:p>
          </table:table-cell>
          <table:table-cell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Parsing du flux</text:p>
          </table:table-cell>
          <table:table-cell office:value-type="string" table:style-name="ce28">
            <text:p>Florian Baudry</text:p>
          </table:table-cell>
          <table:table-cell office:value-type="string" table:style-name="ce28">
            <text:p>Nathan + Mael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9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Interface graphique pour choisir les sources et les dates limites/nombre d'articles à télécharger</text:p>
          </table:table-cell>
          <table:table-cell office:value-type="string" table:style-name="ce28">
            <text:p>karim jastrzebski</text:p>
          </table:table-cell>
          <table:table-cell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Supprimer les articles</text:p>
          </table:table-cell>
          <table:table-cell office:value-type="string" table:style-name="ce28">
            <text:p>Nathan Wolper</text:p>
          </table:table-cell>
          <table:table-cell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Création de la bdd</text:p>
          </table:table-cell>
          <table:table-cell office:value-type="string" table:style-name="ce28">
            <text:p>Nathan Wolper</text:p>
          </table:table-cell>
          <table:table-cell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6" table:formula="of:=SUM([.F14:.F18])" table:style-name="ce33">
            <text:p>6</text:p>
          </table:table-cell>
          <table:table-cell office:value-type="float" office:value="6" table:formula="of:=SUM([.G14:.G18])" table:style-name="ce33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number-rows-repeated="2"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Faire le hash et la comparaison d'intégrité</text:p>
          </table:table-cell>
          <table:table-cell office:value-type="string" table:style-name="ce28">
            <text:p>Sonia Malki</text:p>
          </table:table-cell>
          <table:table-cell table:style-name="ce28"/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Mettre à jour l'article si le hash n'est pas bon</text:p>
          </table:table-cell>
          <table:table-cell office:value-type="string" table:style-name="ce28">
            <text:p>Nathan Wolper</text:p>
          </table:table-cell>
          <table:table-cell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Afficher si le fichier est intègre</text:p>
          </table:table-cell>
          <table:table-cell office:value-type="string" table:style-name="ce28">
            <text:p>Anass El Zerhouni</text:p>
          </table:table-cell>
          <table:table-cell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6:.F28])" table:style-name="ce33">
            <text:p>0</text:p>
          </table:table-cell>
          <table:table-cell office:value-type="float" office:value="0" table:formula="of:=SUM([.G26:.G28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number-rows-repeated="2"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56"/>
          <table:table-cell table:number-columns-repeated="5" table:style-name="ce1"/>
        </table:table-row>
        <table:table-row table:number-rows-repeated="3" table:style-name="ro7">
          <table:table-cell table:number-columns-repeated="1023" table:style-name="ce24"/>
          <table:table-cell table:number-columns-repeated="15356"/>
          <table:table-cell table:number-columns-repeated="5" table:style-name="ce1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1021" table:style-name="ce24"/>
          <table:table-cell table:number-columns-repeated="15356"/>
          <table:table-cell table:number-columns-repeated="5" table:style-name="ce1"/>
        </table:table-row>
        <table:table-row table:number-rows-repeated="8" table:style-name="ro7">
          <table:table-cell table:number-columns-repeated="1023" table:style-name="ce24"/>
          <table:table-cell table:number-columns-repeated="15356"/>
          <table:table-cell table:number-columns-repeated="5" table:style-name="ce1"/>
        </table:table-row>
        <table:table-row table:number-rows-repeated="5" table:style-name="ro7">
          <table:table-cell table:number-columns-repeated="1018" table:style-name="ce24"/>
          <table:table-cell table:number-columns-repeated="15361" table:style-name="ce1"/>
          <table:table-cell table:number-columns-repeated="5" table:style-name="ce24"/>
        </table:table-row>
        <table:table-row table:style-name="ro4">
          <table:table-cell table:number-columns-spanned="2" table:number-rows-spanned="1" table:style-name="ce48"/>
          <table:covered-table-cell/>
          <table:table-cell table:number-columns-repeated="1016" table:style-name="ce24"/>
          <table:table-cell table:number-columns-repeated="15361" table:style-name="ce1"/>
          <table:table-cell table:number-columns-repeated="5" table:style-name="ce24"/>
        </table:table-row>
        <table:table-row table:number-rows-repeated="4" table:style-name="ro7">
          <table:table-cell table:number-columns-repeated="1018" table:style-name="ce24"/>
          <table:table-cell table:number-columns-repeated="15361" table:style-name="ce1"/>
          <table:table-cell table:number-columns-repeated="5" table:style-name="ce24"/>
        </table:table-row>
        <table:table-row table:style-name="ro7">
          <table:table-cell table:number-columns-repeated="1023" table:style-name="ce24"/>
          <table:table-cell table:number-columns-repeated="15356"/>
          <table:table-cell table:number-columns-repeated="5" table:style-name="ce1"/>
        </table:table-row>
        <table:table-row table:style-name="ro4">
          <table:table-cell table:number-columns-repeated="1023" table:style-name="ce24"/>
          <table:table-cell table:number-columns-repeated="15356"/>
          <table:table-cell table:number-columns-repeated="5" table:style-name="ce1"/>
        </table:table-row>
        <table:table-row table:number-rows-repeated="5" table:style-name="ro7">
          <table:table-cell table:number-columns-repeated="1023" table:style-name="ce24"/>
          <table:table-cell table:number-columns-repeated="15356"/>
          <table:table-cell table:number-columns-repeated="5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table:number-columns-repeated="1021" table:style-name="ce24"/>
          <table:table-cell table:number-columns-repeated="15356"/>
          <table:table-cell table:number-columns-repeated="5" table:style-name="ce1"/>
        </table:table-row>
        <table:table-row table:style-name="ro7">
          <table:table-cell table:number-columns-repeated="1023" table:style-name="ce24"/>
          <table:table-cell table:number-columns-repeated="15356"/>
          <table:table-cell table:number-columns-repeated="5" table:style-name="ce1"/>
        </table:table-row>
        <table:table-row table:number-rows-repeated="2" table:style-name="ro7">
          <table:table-cell table:number-columns-repeated="1023" table:style-name="ce24"/>
          <table:table-cell table:number-columns-repeated="15361"/>
        </table:table-row>
        <table:table-row table:style-name="ro4">
          <table:table-cell table:number-columns-repeated="1023" table:style-name="ce24"/>
          <table:table-cell table:number-columns-repeated="15361"/>
        </table:table-row>
        <table:table-row table:number-rows-repeated="6" table:style-name="ro7">
          <table:table-cell table:number-columns-repeated="1023" table:style-name="ce24"/>
          <table:table-cell table:number-columns-repeated="15361"/>
        </table:table-row>
        <table:table-row table:style-name="ro4">
          <table:table-cell table:number-columns-spanned="2" table:number-rows-spanned="1" table:style-name="ce48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4"/>
          <table:table-cell table:number-columns-repeated="15361"/>
        </table:table-row>
        <table:table-row table:style-name="ro4">
          <table:table-cell table:number-columns-repeated="1023" table:style-name="ce24"/>
          <table:table-cell table:number-columns-repeated="15361"/>
        </table:table-row>
        <table:table-row table:number-rows-repeated="5"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16382"/>
        </table:table-row>
        <table:table-row table:number-rows-repeated="9" table:style-name="ro7">
          <table:table-cell table:number-columns-repeated="1023" table:style-name="ce24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1048472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7" table:base-cell-address="IT1.$A$1"/>
        <table:named-expression table:name="IT1H10" table:expression="of:=['IT1'.#REF!]" table:base-cell-address="Overview.$A$1"/>
        <table:named-expression table:name="IT1H11" table:expression="of:=['IT1'.#REF!]" table:base-cell-address="Overview.$A$1"/>
        <table:named-expression table:name="IT1H12" table:expression="of:=['IT1'.#REF!]" table:base-cell-address="Overview.$A$1"/>
        <table:named-expression table:name="IT1H13" table:expression="of:=['IT1'.#REF!]" table:base-cell-address="Overview.$A$1"/>
        <table:named-expression table:name="IT1H2" table:expression="of:=['IT1'.#REF!]" table:base-cell-address="Overview.$A$1"/>
        <table:named-range table:name="IT1H3" table:cell-range-address="IT1.$F$19" table:base-cell-address="IT1.$A$1"/>
        <table:named-expression table:name="IT1H4" table:expression="of:=['IT1'.#REF!]" table:base-cell-address="Overview.$A$1"/>
        <table:named-expression table:name="IT1H5" table:expression="of:=['IT1'.#REF!]" table:base-cell-address="Overview.$A$1"/>
        <table:named-expression table:name="IT1H6" table:expression="of:=['IT1'.#REF!]" table:base-cell-address="Overview.$A$1"/>
        <table:named-range table:name="IT1H7" table:cell-range-address="IT1.$F$29" table:base-cell-address="IT1.$A$1"/>
        <table:named-expression table:name="IT1H8" table:expression="of:=['IT1'.#REF!]" table:base-cell-address="Overview.$A$1"/>
        <table:named-expression table:name="IT1H9" table:expression="of:=['IT1'.#REF!]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Florian</dc:creator>
    <meta:creation-date>2018-01-29T13:27:33Z</meta:creation-date>
    <dc:date>2019-03-09T16:06:11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